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weight="bold" officeooo:rsid="000f18de" officeooo:paragraph-rsid="000f18de" style:font-weight-asian="bold" style:font-weight-complex="bold"/>
    </style:style>
    <style:style style:name="P2" style:family="paragraph" style:parent-style-name="Standard" style:list-style-name="L1">
      <style:text-properties style:font-name="DejaVu Sans" officeooo:rsid="000f18de" officeooo:paragraph-rsid="000f18de"/>
    </style:style>
    <style:style style:name="P3" style:family="paragraph" style:parent-style-name="Standard" style:list-style-name="L1">
      <style:text-properties style:font-name="DejaVu Sans" fo:font-style="normal" style:text-underline-style="solid" style:text-underline-width="auto" style:text-underline-color="font-color" officeooo:rsid="0015415a" officeooo:paragraph-rsid="0015415a" style:font-style-asian="normal" style:font-style-complex="normal"/>
    </style:style>
    <style:style style:name="P4" style:family="paragraph" style:parent-style-name="Standard" style:list-style-name="L1">
      <style:text-properties style:font-name="DejaVu Sans" officeooo:rsid="000f18de" officeooo:paragraph-rsid="000f9915"/>
    </style:style>
    <style:style style:name="P5" style:family="paragraph" style:parent-style-name="Standard">
      <style:text-properties style:font-name="DejaVu Sans" officeooo:rsid="000f18de" officeooo:paragraph-rsid="000f18de"/>
    </style:style>
    <style:style style:name="P6" style:family="paragraph" style:parent-style-name="Standard" style:list-style-name="L1">
      <style:text-properties style:font-name="DejaVu Sans" style:text-underline-style="none" officeooo:rsid="000f9915" officeooo:paragraph-rsid="000f9915"/>
    </style:style>
    <style:style style:name="P7" style:family="paragraph" style:parent-style-name="Standard" style:list-style-name="L1">
      <style:text-properties officeooo:paragraph-rsid="000f18de"/>
    </style:style>
    <style:style style:name="P8" style:family="paragraph" style:parent-style-name="Standard" style:list-style-name="L1">
      <style:text-properties style:font-name="DejaVu Sans" officeooo:rsid="000f18de" officeooo:paragraph-rsid="001b4332"/>
    </style:style>
    <style:style style:name="P9" style:family="paragraph" style:parent-style-name="Standard" style:list-style-name="L1">
      <style:text-properties style:font-name="DejaVu Sans" officeooo:rsid="001dc239" officeooo:paragraph-rsid="001dc239"/>
    </style:style>
    <style:style style:name="P10" style:family="paragraph" style:parent-style-name="Standard" style:list-style-name="L1">
      <style:text-properties style:font-name="DejaVu Sans" officeooo:rsid="001dc239" officeooo:paragraph-rsid="0020aa2d"/>
    </style:style>
    <style:style style:name="P11" style:family="paragraph" style:parent-style-name="Standard" style:list-style-name="L1">
      <style:text-properties style:font-name="DejaVu Sans" officeooo:rsid="001dc239" officeooo:paragraph-rsid="0020f7f3"/>
    </style:style>
    <style:style style:name="P12" style:family="paragraph" style:parent-style-name="Standard" style:list-style-name="L1">
      <style:text-properties style:font-name="DejaVu Sans" officeooo:rsid="0025f597" officeooo:paragraph-rsid="0025f597"/>
    </style:style>
    <style:style style:name="P13" style:family="paragraph" style:parent-style-name="Standard" style:list-style-name="L1">
      <style:text-properties style:font-name="DejaVu Sans" officeooo:rsid="001dc239" officeooo:paragraph-rsid="0025f59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officeooo:rsid="000f991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9915" style:font-weight-asian="bold" style:font-weight-complex="bold"/>
    </style:style>
    <style:style style:name="T7" style:family="text">
      <style:text-properties officeooo:rsid="0015415a"/>
    </style:style>
    <style:style style:name="T8" style:family="text">
      <style:text-properties officeooo:rsid="0011ed7d"/>
    </style:style>
    <style:style style:name="T9" style:family="text">
      <style:text-properties style:font-name="DejaVu Sans" style:text-underline-style="solid" style:text-underline-width="auto" style:text-underline-color="font-color" officeooo:rsid="000f18de"/>
    </style:style>
    <style:style style:name="T10" style:family="text">
      <style:text-properties style:font-name="DejaVu Sans" officeooo:rsid="000f18de"/>
    </style:style>
    <style:style style:name="T11" style:family="text">
      <style:text-properties style:font-name="DejaVu Sans" officeooo:rsid="0011ed7d"/>
    </style:style>
    <style:style style:name="T12" style:family="text">
      <style:text-properties style:font-name="DejaVu Sans" fo:font-style="normal" officeooo:rsid="0011ed7d" style:font-style-asian="normal" style:font-style-complex="normal"/>
    </style:style>
    <style:style style:name="T13" style:family="text">
      <style:text-properties officeooo:rsid="001c0f28"/>
    </style:style>
    <style:style style:name="T14" style:family="text">
      <style:text-properties officeooo:rsid="0015887d"/>
    </style:style>
    <style:style style:name="T15" style:family="text">
      <style:text-properties fo:font-style="italic" officeooo:rsid="0015887d" style:font-style-asian="italic" style:font-style-complex="italic"/>
    </style:style>
    <style:style style:name="T16" style:family="text">
      <style:text-properties fo:font-style="italic" style:text-underline-style="none" officeooo:rsid="0015887d" style:font-style-asian="italic" style:font-style-complex="italic"/>
    </style:style>
    <style:style style:name="T17" style:family="text">
      <style:text-properties officeooo:rsid="001aa4bb"/>
    </style:style>
    <style:style style:name="T18" style:family="text">
      <style:text-properties officeooo:rsid="0020aa2d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officeooo:rsid="00229e36"/>
    </style:style>
    <style:style style:name="T21" style:family="text">
      <style:text-properties officeooo:rsid="0022ab59"/>
    </style:style>
    <style:style style:name="T22" style:family="text">
      <style:text-properties officeooo:rsid="001dc239"/>
    </style:style>
    <style:style style:name="T23" style:family="text">
      <style:text-properties officeooo:rsid="00278b1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pracování četby</text:p>
      <text:p text:style-name="P1"/>
      <text:list text:style-name="L1">
        <text:list-item>
          <text:p text:style-name="P2"><text:span text:style-name="T1">Název díla</text:span>: Malý princ</text:p>
          <text:p text:style-name="P2"/>
        </text:list-item>
        <text:list-item>
          <text:p text:style-name="P2"><text:span text:style-name="T1">Autor</text:span>: <text:span text:style-name="T2">Antoine de Saint-Exupéry</text:span></text:p>
        </text:list-item>
        <text:list-item>
          <text:p text:style-name="P3">Další díla:<text:span text:style-name="T3"> </text:span></text:p>
        </text:list-item>
        <text:list-item>
          <text:p text:style-name="P4"><text:span text:style-name="T1">Okolnosti vzniku díla</text:span>: <text:span text:style-name="T4">d</text:span>ílo bylo napsáno v roce 1943 během exilu autora v USA<text:span text:style-name="T5">;</text:span> inspirováno povoláním autora (pilot)<text:span text:style-name="T5">;</text:span> příběh vznikal jako pohádka pro děti, ale dá se v něm najít i hlubší smysl<text:span text:style-name="T5">;</text:span> <text:span text:style-name="T4">se svým letadlem 1935 havaroval v Libyjské poušti → stalo se inspirací</text:span><text:span text:style-name="T6">;</text:span><text:span text:style-name="T4"> během psaní díla probíhala světová válka a ta vyvolávala obavy o ztrátu lidskosti a čistoty (symbolizované samotným Malým princem)</text:span></text:p>
          <text:p text:style-name="P2"/>
        </text:list-item>
        <text:list-item>
          <text:p text:style-name="P2"><text:span text:style-name="T1">Lit. druh</text:span>: <text:span text:style-name="T4">epika → vypraví příběh (děj se soustředí na cestu Malého prince vesmírem a jeho setkání s různými postavami, které mají filozofické přesah)</text:span></text:p>
        </text:list-item>
        <text:list-item>
          <text:p text:style-name="P2"><text:span text:style-name="T1">Lit. žánr</text:span>: <text:span text:style-name="T4">pohádka → filozofická pohádka pro děti i dospělé (zdrojem poučení)</text:span></text:p>
          <text:p text:style-name="P2"/>
        </text:list-item>
        <text:list-item>
          <text:p text:style-name="P2"><text:span text:style-name="T1">Námět</text:span>: <text:span text:style-name="T7">nepochopení, ignorace, sobectví, malichernost</text:span></text:p>
        </text:list-item>
        <text:list-item>
          <text:p text:style-name="P2"><text:span text:style-name="T1">Téma</text:span>: </text:p>
        </text:list-item>
        <text:list-item>
          <text:p text:style-name="P2"><text:span text:style-name="T1">Motiv</text:span>: <text:span text:style-name="T7">tajemství, priority v životě, kresby (těmi se vrací do dětství)</text:span></text:p>
        </text:list-item>
      </text:list>
      <text:p text:style-name="P5"/>
      <text:list text:continue-numbering="true" text:style-name="L1">
        <text:list-item>
          <text:p text:style-name="P2"><text:span text:style-name="T1">Časoprostor</text:span>: <text:span text:style-name="T4">čas n</text:span>eurčitý, retrospektivní vyprávění pilota<text:span text:style-name="T5">;</text:span><text:span text:style-name="T4"> poušť na zemi, planety ve vesmíru</text:span></text:p>
        </text:list-item>
        <text:list-item>
          <text:p text:style-name="P2"><text:span text:style-name="T1">Kompoziční výstavba:</text:span></text:p>
          <text:list>
            <text:list-item>
              <text:p text:style-name="P6">27 <text:span text:style-name="T8">krátkých </text:span>kapitol</text:p>
            </text:list-item>
            <text:list-item>
              <text:p text:style-name="P6">rámcová kompozice → příběh pilota a vzpomínky Malého prince</text:p>
            </text:list-item>
          </text:list>
        </text:list-item>
      </text:list>
      <text:p text:style-name="P5"/>
      <text:list text:continue-numbering="true" text:style-name="L1">
        <text:list-item>
          <text:p text:style-name="P7"><text:span text:style-name="T9">Vypravěč</text:span><text:span text:style-name="T10">: </text:span><text:span text:style-name="T11">začátek a konec chronologicky </text:span><text:span text:style-name="T12">er-formou</text:span><text:span text:style-name="T11">; když Malý princ vzpomíná, tak restrospektivně ich-formou</text:span></text:p>
        </text:list-item>
        <text:list-item>
          <text:p text:style-name="P2"><text:span text:style-name="T1">Postavy</text:span>:</text:p>
          <text:list>
            <text:list-item>
              <text:p text:style-name="P8"><text:span text:style-name="T5">Malý princ</text:span>: Naivní, citlivý, zvídavý chlapec z jiné planety. Symbol nevinnosti a dětského pohledu na svět.</text:p>
            </text:list-item>
            <text:list-item>
              <text:p text:style-name="P8"><text:span text:style-name="T5">Pilot</text:span>: Vypravěč, dospělý člověk toužící znovu objevit dětskou duši.</text:p>
            </text:list-item>
            <text:list-item>
              <text:p text:style-name="P8"><text:span text:style-name="T5">Lišák</text:span>: Moudrý průvodce, učí prince o přátelství a odpovědnosti.</text:p>
            </text:list-item>
            <text:list-item>
              <text:p text:style-name="P8"><text:span text:style-name="T5">Růže</text:span>: Marnivá a křehká, symbol lásky a odpovědnosti.</text:p>
            </text:list-item>
            <text:list-item>
              <text:p text:style-name="P8"><text:span text:style-name="T2">Další postavy</text:span>: <text:span text:style-name="T13">k</text:span>rál, domýšlivec, pijan, byznysmen, lampář, zeměpisec</text:p>
            </text:list-item>
          </text:list>
        </text:list-item>
      </text:list>
      <text:p text:style-name="P5"/>
      <text:list text:continue-numbering="true" text:style-name="L1">
        <text:list-item>
          <text:p text:style-name="P2"><text:span text:style-name="T1">Typy promluv</text:span>: <text:span text:style-name="T14">přímá řeč (</text:span><text:span text:style-name="T15">dialogy mezi pilotem a princem</text:span><text:span text:style-name="T14">), polopřímá řeč (</text:span><text:span text:style-name="T16">pocity a úvahy pilota</text:span><text:span text:style-name="T14">)</text:span></text:p>
        </text:list-item>
        <text:list-item>
          <text:p text:style-name="P2"><text:span text:style-name="T1">Jazykové prostředky</text:span>: <text:span text:style-name="T7">metafory, přirovnání, přímá řeč, personifikace, hyperboly, epiteton, alegorie a euforie, symboly (liška → chytrá; růže → krásná)</text:span></text:p>
        </text:list-item>
      </text:list>
      <text:p text:style-name="P5"/>
      <text:list text:continue-numbering="true" text:style-name="L1">
        <text:list-item>
          <text:p text:style-name="P2"><text:span text:style-name="T1">Vlastní hodnocení obsahu i formy díla</text:span>: <text:span text:style-name="T17">Knihu jsem již četl na základní škole, ale v tu dobu jsem měl na ní jiný pohled než teďka. Je krasný to, že kniha je jak pro malé děti, tak i dospělé.</text:span></text:p>
        </text:list-item>
      </text:list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9"><text:soft-page-break/><text:span text:style-name="T1">Stručný děj</text:span>:</text:p>
          <text:list>
            <text:list-item>
              <text:p text:style-name="P10">Pilot havaruje se svým letadlem v saharské poušti. <text:span text:style-name="T18">Při pracování </text:span>na opravě, <text:span text:style-name="T18">tak potká </text:span>Malého prince, zvláštního chlapce z planety B612. Princ postupně vypráví o svém životě a cestách po vesmíru.</text:p>
            </text:list-item>
            <text:list-item>
              <text:p text:style-name="P10"><text:span text:style-name="T19">Život na planetě B612</text:span>: Malý princ se stará o svou planetu – odstraňuje baobaby a čistí sopky. Nejvíce mu však záleží na jeho růži, která je krásná, ale náročná. Princ se rozhodne planetu opustit, aby lépe pochopil sebe <text:span text:style-name="T20">a viděl vesmír</text:span>.</text:p>
            </text:list-item>
            <text:list-item>
              <text:p text:style-name="P10"><text:span text:style-name="T1">Cesty po planetách</text:span>: Princ navštíví šest planet, kde potká různé postavy:</text:p>
              <text:list>
                <text:list-item>
                  <text:p text:style-name="P11"><text:span text:style-name="T5">Král</text:span> – symbol moci bez podstaty, vládne všemu, ale nikoho nemá</text:p>
                </text:list-item>
                <text:list-item>
                  <text:p text:style-name="P11"><text:span text:style-name="T5">Domýšlivec</text:span> – hledá jen obdiv, i když nikoho nemá, kdo by ho obdivoval</text:p>
                </text:list-item>
                <text:list-item>
                  <text:p text:style-name="P11"><text:span text:style-name="T5">Piják</text:span> – pije, aby zapomněl, že se stydí za své pití</text:p>
                </text:list-item>
                <text:list-item>
                  <text:p text:style-name="P11"><text:span text:style-name="T5">Byznysmen</text:span> – posedlý vlastnictvím hvězd, které nemůže využít</text:p>
                </text:list-item>
                <text:list-item>
                  <text:p text:style-name="P11"><text:span text:style-name="T5">Lampář</text:span> – oddaně vykonává zbytečný příkaz zapalovat a zhasínat lampu</text:p>
                </text:list-item>
                <text:list-item>
                  <text:p text:style-name="P11"><text:span text:style-name="T5">Zeměpisec</text:span> – zapisuje poznatky, ale sám svět nezkoumá. <text:span text:style-name="T20">Potom</text:span> doporučí <text:span text:style-name="T20">Malému </text:span>princovi navštívit Zemi</text:p>
                </text:list-item>
              </text:list>
            </text:list-item>
            <text:list-item>
              <text:p text:style-name="P11"><text:span text:style-name="T1">Pobyt na Zemi</text:span>: Malý princ došel do zahrady plné růží. Všechny růže vypadaly úplně stejně jako ta, co rostla na planetce Malého prince. <text:span text:style-name="T21">Malý princ je </text:span>smutný, protože si myslel, že jeho květina je jediná.</text:p>
            </text:list-item>
            <text:list-item>
              <text:p text:style-name="P12"><text:span text:style-name="T1">Setkání s liškou</text:span>: <text:span text:style-name="T22">Malý princ se setká s liškou, která mu ukáže, co je důležité, je neviditelné. Liška </text:span>je pro <text:span text:style-name="T22">Malé</text:span>ho <text:span text:style-name="T22">princ</text:span>e důležitá <text:span text:style-name="T22">a učí ho, že jeho růže je jedinečná díky tomu, že ji miluje. Tato lekce mu pomůže pochopit, co </text:span>doopravdy důležité.</text:p>
            </text:list-item>
            <text:list-item>
              <text:p text:style-name="P13"><text:span text:style-name="T19">Konec</text:span>: Malý princ nakonec potká hada, který ho uštkne, aby ho přenesl zpět na jeho planetu. Před odchodem zanechá na Zemi pilotovi vzkaz, že se těší na opětovné setkání a že se vrátí k jeho růži. <text:span text:style-name="T23">Had symbolizuje smrt. Potom Malého p</text:span>rinc<text:span text:style-name="T23">e </text:span>opět najdou ve své planetární sféře. Závěr příběhu zůstává otevřený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08:02.055000000</meta:creation-date>
    <dc:date>2025-01-06T10:38:52.410000000</dc:date>
    <meta:editing-duration>PT55M32S</meta:editing-duration>
    <meta:editing-cycles>21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40" meta:word-count="606" meta:character-count="3638" meta:non-whitespace-character-count="3099"/>
  </office:meta>
</office:document-meta>
</file>